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6500" officeooo:paragraph-rsid="00026500"/>
    </style:style>
    <style:style style:name="P2" style:family="paragraph" style:parent-style-name="Standard" style:list-style-name="L1">
      <style:text-properties officeooo:rsid="00041934" officeooo:paragraph-rsid="00041934"/>
    </style:style>
    <style:style style:name="P3" style:family="paragraph" style:parent-style-name="Standard" style:list-style-name="L1">
      <style:text-properties officeooo:rsid="000531e8" officeooo:paragraph-rsid="000531e8"/>
    </style:style>
    <style:style style:name="P4" style:family="paragraph" style:parent-style-name="Standard" style:list-style-name="L1">
      <style:text-properties officeooo:rsid="00053e47" officeooo:paragraph-rsid="00053e47"/>
    </style:style>
    <style:style style:name="P5" style:family="paragraph" style:parent-style-name="Standard" style:list-style-name="L1">
      <style:text-properties officeooo:rsid="00062d7d" officeooo:paragraph-rsid="00062d7d"/>
    </style:style>
    <style:style style:name="P6" style:family="paragraph" style:parent-style-name="Standard" style:list-style-name="L1">
      <style:text-properties officeooo:rsid="00077d07" officeooo:paragraph-rsid="00077d07"/>
    </style:style>
    <style:style style:name="T1" style:family="text">
      <style:text-properties officeooo:rsid="000531e8"/>
    </style:style>
    <style:style style:name="T2" style:family="text">
      <style:text-properties officeooo:rsid="00077d07"/>
    </style:style>
    <style:style style:name="T3" style:family="text">
      <style:text-properties officeooo:rsid="0009475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C – dimensions</text:p>
      <text:p text:style-name="P1"/>
      <text:list xml:id="list917306360566590213" text:style-name="L1">
        <text:list-item>
          <text:p text:style-name="P2">Om en klasse har uendelig VC-dimesjon er den ikke PAC learnable</text:p>
        </text:list-item>
        <text:list-item>
          <text:p text:style-name="P2"><text:span text:style-name="T1">Restriksjonen av H til C er settet av funksjoner fra C til {0,1}, slik at: <text:tab/></text:span><draw:frame draw:style-name="fr1" draw:name="Object1" text:anchor-type="as-char" svg:y="-0.152in" svg:width="2.1118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2">Hvor <draw:frame draw:style-name="fr1" draw:name="Object2" text:anchor-type="as-char" svg:y="-0.1484in" svg:width="1.2752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3">Vi <text:tab/>representerer hver funksjon fra C til {0,1} som en vektor <draw:frame draw:style-name="fr1" draw:name="Object3" text:anchor-type="as-char" svg:y="-0.172in" svg:width="0.4953in" svg:height="0.2173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4">En hypoteseklasse H «shatters» et sett C om restriksjonen av H til C er settet av alle funksjoner fra C til {0,1} </text:p>
              <text:list>
                <text:list-item>
                  <text:p text:style-name="P4">Det betyr at <draw:frame draw:style-name="fr1" draw:name="Object4" text:anchor-type="as-char" svg:y="-0.1665in" svg:width="0.7063in" svg:height="0.228in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5">Corrolary 6.4 sier oss at om H shatters et settt <text:span text:style-name="T2">C av størrelse 2m. Om vi nå får m samples å trene på, vil man kunne lære disse. Men det finnes da også en hypotese for å forklare alle mulige kombinasjoner som kan komme senere også =&gt; Vi har ikke lært noe </text:span></text:p>
        </text:list-item>
        <text:list-item>
          <text:p text:style-name="P6">ET SETT SOM <text:span text:style-name="T3">HAR UNEDELIG VC-DIMENSJON ER IKKE PAC LEARN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46:13.036552638</meta:creation-date>
    <meta:generator>LibreOffice/5.1.6.2$Linux_X86_64 LibreOffice_project/10m0$Build-2</meta:generator>
    <dc:date>2019-03-07T09:13:08.458788891</dc:date>
    <meta:editing-duration>PT23H45M43S</meta:editing-duration>
    <meta:editing-cycles>3</meta:editing-cycles>
    <meta:document-statistic meta:table-count="0" meta:image-count="0" meta:object-count="4" meta:page-count="1" meta:paragraph-count="9" meta:word-count="135" meta:character-count="670" meta:non-whitespace-character-count="543"/>
  </office:meta>
</office:document-meta>
</file>

<file path=Object 1/content.xml><?xml version="1.0" encoding="utf-8"?>
<math xmlns="http://www.w3.org/1998/Math/MathML" display="block">
  <semantics>
    <mrow>
      <mrow>
        <msub>
          <mi>H</mi>
          <mi>C</mi>
        </msub>
        <mo stretchy="false">=</mo>
        <mo stretchy="false">{</mo>
      </mrow>
      <mrow>
        <mo fence="true" stretchy="false">(</mo>
        <mrow>
          <mrow>
            <mi>h</mi>
            <mrow>
              <mo fence="true" stretchy="false">(</mo>
              <mrow>
                <msub>
                  <mi>c</mi>
                  <mn>1</mn>
                </msub>
              </mrow>
              <mo fence="true" stretchy="false">)</mo>
            </mrow>
            <mi>,</mi>
            <mn>..</mn>
            <mi>,</mi>
            <mi>h</mi>
            <mrow>
              <mo fence="true" stretchy="false">(</mo>
              <mrow>
                <msub>
                  <mi>c</mi>
                  <mi>m</mi>
                </msub>
              </mrow>
              <mo fence="true" stretchy="false">)</mo>
            </mrow>
          </mrow>
        </mrow>
        <mo fence="true" stretchy="false">)</mo>
      </mrow>
      <mi mathvariant="normal">:</mi>
      <mrow>
        <mi>h</mi>
        <mo stretchy="false">∈</mo>
        <mi>H</mi>
      </mrow>
      <mo stretchy="false">}</mo>
    </mrow>
    <annotation encoding="StarMath 5.0">H_C = \{ (h(c_1),..,h(c_m) ) : h in H \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o stretchy="false">{</mo>
      </mrow>
      <msub>
        <mi>c</mi>
        <mn>1,</mn>
      </msub>
      <mn>...</mn>
      <mi>,</mi>
      <msub>
        <mi>c</mi>
        <mi>m</mi>
      </msub>
      <mrow>
        <mo stretchy="false">}</mo>
        <mo stretchy="false">⊂</mo>
        <mi>X</mi>
      </mrow>
    </mrow>
    <annotation encoding="StarMath 5.0">C = \{ c_1, ..., c_m \} subset X </annotation>
  </semantics>
</math>
</file>

<file path=Object 3/content.xml><?xml version="1.0" encoding="utf-8"?>
<math xmlns="http://www.w3.org/1998/Math/MathML" display="block">
  <semantics>
    <mrow>
      <mo stretchy="false">{</mo>
      <mn>0,1</mn>
      <msup>
        <mo stretchy="false">}</mo>
        <mi>m</mi>
      </msup>
    </mrow>
    <annotation encoding="StarMath 5.0">\{ 0,1\ }^m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sub>
            <mi>H</mi>
            <mi>C</mi>
          </msub>
        </mrow>
        <mo fence="true" stretchy="true">|</mo>
      </mrow>
      <mo stretchy="false">=</mo>
      <msup>
        <mn>2</mn>
        <mrow>
          <mo fence="true" stretchy="true">|</mo>
          <mrow>
            <mi>C</mi>
          </mrow>
          <mo fence="true" stretchy="true">|</mo>
        </mrow>
      </msup>
    </mrow>
    <annotation encoding="StarMath 5.0">abs  H_C  = 2^abs C </annotation>
  </semantics>
</math>
</file>